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582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Fine_20_Dashed2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11.582cm"/>
    </style:style>
    <style:style style:name="P1" style:family="paragraph">
      <style:paragraph-properties fo:text-align="center"/>
      <style:text-properties fo:font-family="'Courier New'" style:font-family-generic="modern" style:font-pitch="fixed" fo:font-size="18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family="'Courier New'" style:font-family-generic="modern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2.736cm" svg:height="5.885cm" svg:x="2.624cm" svg:y="2.0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0.15cm" svg:height="0.971cm" svg:x="8.917cm" svg:y="2.465cm">
          <draw:text-box>
            <text:p text:style-name="P2"><text:span text:style-name="T1">Центральный сетевой узел</text:span></text:p>
          </draw:text-box>
        </draw:frame>
        <draw:custom-shape draw:style-name="gr3" draw:text-style-name="P1" draw:id="id1" draw:layer="layout" svg:width="6.496cm" svg:height="2.404cm" svg:x="4.654cm" svg:y="4.28cm">
          <text:p text:style-name="P2"><text:span text:style-name="T1">eth0</text:span></text:p>
          <text:p text:style-name="P2"><text:span text:style-name="T1">10.0.1.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167cm" svg:height="5.622cm" svg:x="3.834cm" svg:y="8.776cm"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.902cm" svg:y1="6.684cm" svg:x2="7.894cm" svg:y2="9.558cm" draw:start-shape="id1" draw:start-glue-point="2" draw:end-shape="id2" draw:end-glue-point="0" svg:d="m7902 6684v1438h-8v1436">
          <text:p/>
        </draw:connector>
        <draw:custom-shape draw:style-name="gr3" draw:text-style-name="P1" draw:id="id2" draw:layer="layout" svg:width="6.496cm" svg:height="2.404cm" svg:x="4.646cm" svg:y="9.558cm">
          <text:p text:style-name="P2"><text:span text:style-name="T1">eth0</text:span></text:p>
          <text:p text:style-name="P2"><text:span text:style-name="T1">10.0.1.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7.917cm" svg:height="1.691cm" svg:x="3.959cm" svg:y="12.368cm">
          <draw:text-box>
            <text:p text:style-name="P2"><text:span text:style-name="T1">Первый периферийный</text:span></text:p>
            <text:p text:style-name="P2"><text:span text:style-name="T1">сетевой узел</text:span></text:p>
          </draw:text-box>
        </draw:frame>
        <draw:custom-shape draw:style-name="gr5" draw:text-style-name="P2" draw:layer="layout" svg:width="11.367cm" svg:height="13.398cm" svg:x="2.219cm" svg:y="3.84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3" draw:layer="layout" svg:width="6.496cm" svg:height="2.404cm" svg:x="16.834cm" svg:y="4.28cm">
          <text:p text:style-name="P2"><text:span text:style-name="T1">eth1</text:span></text:p>
          <text:p text:style-name="P2"><text:span text:style-name="T1">10.0.2.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167cm" svg:height="5.622cm" svg:x="16.014cm" svg:y="8.776cm"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0.082cm" svg:y1="6.684cm" svg:x2="20.082cm" svg:y2="9.558cm" draw:start-shape="id3" draw:start-glue-point="2" draw:end-shape="id4" draw:end-glue-point="0" svg:d="m20082 6684v2874">
          <text:p/>
        </draw:connector>
        <draw:custom-shape draw:style-name="gr3" draw:text-style-name="P1" draw:id="id4" draw:layer="layout" svg:width="6.496cm" svg:height="2.404cm" svg:x="16.834cm" svg:y="9.558cm">
          <text:p text:style-name="P2"><text:span text:style-name="T1">eth0</text:span></text:p>
          <text:p text:style-name="P2"><text:span text:style-name="T1">10.0.2.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7.917cm" svg:height="1.691cm" svg:x="16.139cm" svg:y="12.368cm">
          <draw:text-box>
            <text:p text:style-name="P2"><text:span text:style-name="T1">Второй периферийный</text:span></text:p>
            <text:p text:style-name="P2"><text:span text:style-name="T1">сетевой узел</text:span></text:p>
          </draw:text-box>
        </draw:frame>
        <draw:custom-shape draw:style-name="gr5" draw:text-style-name="P2" draw:layer="layout" svg:width="11.367cm" svg:height="13.398cm" svg:x="14.399cm" svg:y="3.84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10.15cm" svg:height="1.691cm" svg:x="15.007cm" svg:y="14.68cm">
          <draw:text-box>
            <text:p text:style-name="P2"><text:span text:style-name="T1">Сеть 10.0.2.0</text:span></text:p>
            <text:p text:style-name="P2"><text:span text:style-name="T1">Маска сети: 255.255.255.0</text:span></text:p>
          </draw:text-box>
        </draw:frame>
        <draw:frame draw:style-name="gr6" draw:text-style-name="P1" draw:layer="layout" svg:width="10.15cm" svg:height="1.691cm" svg:x="2.827cm" svg:y="14.737cm">
          <draw:text-box>
            <text:p text:style-name="P2"><text:span text:style-name="T1">Сеть 10.0.1.0</text:span></text:p>
            <text:p text:style-name="P2"><text:span text:style-name="T1">Маска сети: 255.255.255.0</text:span></text:p>
          </draw:text-box>
        </draw:frame>
        <draw:connector draw:style-name="gr4" draw:text-style-name="P2" draw:layer="layout" draw:type="line" svg:x1="11.15cm" svg:y1="5.482cm" svg:x2="16.834cm" svg:y2="5.482cm" draw:start-shape="id1" draw:start-glue-point="1" draw:end-shape="id3" draw:end-glue-point="3" svg:d="m11150 5482h56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2" draw:display-name="Fine Dashed2" draw:style="rect" draw:dots1="1" draw:dots1-length="0.66cm" draw:dots2="1" draw:dots2-length="0.66cm" draw:distance="0.30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11-17T17:34:54</meta:creation-date>
    <dc:date>2010-12-02T00:31:05</dc:date>
    <meta:editing-duration>PT00H23M43S</meta:editing-duration>
    <meta:editing-cycles>4</meta:editing-cycles>
    <meta:generator>OpenOffice.org/3.1$Linux OpenOffice.org_project/310m19$Build-9420</meta:generator>
    <meta:document-statistic meta:object-count="17"/>
  </office:meta>
</office:document-meta>
</file>